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5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6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19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2" table:number-columns-repeated="4"/>
          <table:table-cell table:style-name="ce12" office:value-type="string" calcext:value-type="string">
            <text:p>Try SSHing</text:p>
          </table:table-cell>
          <table:table-cell table:style-name="ce12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JULES: figure out what all the server stuff i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Phendulum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3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2" office:value-type="string" calcext:value-type="string">
            <text:p>Firemip: No devtools workaround</text:p>
          </table:table-cell>
          <table:table-cell table:style-name="ce14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Get UKSBS holiday and claims account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Email: <text:a xlink:href="mailto:chantelle.burton@metoffice.gov.uk" xlink:type="simple">chantelle.burton@metoffice.gov.uk</text:a></text:p>
          </table:table-cell>
          <table:table-cell table:style-name="ce4" table:number-columns-repeated="6"/>
          <table:table-cell table:style-name="ce12" office:value-type="string" calcext:value-type="string">
            <text:p>TM2 repo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4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 table:number-columns-spanned="7" table:number-rows-spanned="1">
            <text:p>Book docs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6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4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4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4"/>
          <table:table-cell table:style-name="ce20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9" table:number-columns-spanned="7" table:number-rows-spanned="1"/>
          <table:covered-table-cell table:number-columns-repeated="6" table:style-name="ce9"/>
          <table:table-cell table:style-name="ce17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 office:value-type="string" calcext:value-type="string">
            <text:p>Reply <text:s/>to Edingbough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Find placeto backup work</text:p>
          </table:table-cell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10"/>
          <table:table-cell table:style-name="ce9" table:number-columns-repeated="6"/>
          <table:table-cell table:style-name="ce17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cv maker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office:value-type="string" calcext:value-type="string">
            <text:p>Make scholar grab into package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7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9" table:number-columns-repeated="7"/>
          <table:table-cell table:style-name="ce18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09:54:26.807083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7-12T08:48:54.785575129</dc:date>
    <meta:editing-duration>P59DT4H42M40S</meta:editing-duration>
    <meta:editing-cycles>95</meta:editing-cycles>
    <meta:generator>LibreOffice/4.3.7.2$Linux_X86_64 LibreOffice_project/430$Build-2</meta:generator>
    <meta:document-statistic meta:table-count="2" meta:cell-count="34" meta:object-count="0"/>
  </office:meta>
</office:document-meta>
</file>